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he solution given in this case is:</text:p>
      <text:p text:style-name="Standard">From GestChessPlayers.java all the variables that we are going to need for the databases are initialized. Afterwards I have generated the loop responsible for printing and managing the main menu of the program.</text:p>
      <text:p text:style-name="Standard">In option 0 we have the exit that the only function it has is to exit the do-while and end the program.</text:p>
      <text:p text:style-name="Standard">Option 1 is responsible for requesting the data of the chess players, such as ID, name, country and scores.</text:p>
      <text:p text:style-name="Standard">It will add it to an arraylist of PlayerChess-type objects.</text:p>
      <text:p text:style-name="Standard">Finally it will add all the objects using a method called writePlayersToDB_usingJDBC() from a PlayerChess to the SQLite database table (if it does not exist, it creates it).</text:p>
      <text:p text:style-name="Standard">Option 2 is responsible for reading the data from SQLite and printing it on the screen using a method called PrintTable(), which uses a temporary object to print the players one by one.</text:p>
      <text:p text:style-name="Standard">Option 3 deletes the table data from the SQLite database by doing a DELETE FROM + TableName.</text:p>
      <text:p text:style-name="Standard">Option 4 dumps the information of the players added in option 1 from the SQLite database to the Mongo database.</text:p>
      <text:p text:style-name="Standard">The player data is extracted and added to an arraylist, which using the writePlayersToMongoDB() function is entered into the Players table of the Mongo Database.</text:p>
      <text:p text:style-name="Standard">Option 5 is responsible for printing all the data from the mongo database.</text:p>
      <text:p text:style-name="Standard"/>
      <text:p text:style-name="Standard">I have created the greatest difficulty by trying to make an independent file for SQLite and MongoDB operations, which due to chronology, I have not finished, leaving it functional but not complete.</text:p>
      <text:p text:style-name="Standard"/>
      <text:p text:style-name="Standard">As an improvement, I would complete the project of making the different operations of the databases 100% independent and as a possible extension I would propose that option 1 be added to both databases at the same time. I would also add a method to update the dat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2T10:58:25.689000000</meta:creation-date>
    <dc:date>2023-11-12T11:05:32.427000000</dc:date>
    <meta:editing-duration>PT7M6S</meta:editing-duration>
    <meta:editing-cycles>1</meta:editing-cycles>
    <meta:document-statistic meta:table-count="0" meta:image-count="0" meta:object-count="0" meta:page-count="1" meta:paragraph-count="13" meta:word-count="307" meta:character-count="1772" meta:non-whitespace-character-count="1478"/>
    <meta:generator>LibreOffice/7.4.2.3$Windows_X86_64 LibreOffice_project/382eef1f22670f7f4118c8c2dd222ec7ad009daf</meta:generator>
  </office:meta>
</office:document-meta>
</file>